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/>
    </style:style>
    <style:style style:name="T22" style:family="text">
      <style:text-properties fo:color="#ff3333" fo:font-family="'Ubuntu Mono'" style:font-pitch="fixed" fo:font-size="24pt" style:font-size-asian="24pt" style:font-size-complex="24pt"/>
    </style:style>
    <style:style style:name="T23" style:family="text">
      <style:text-properties style:use-window-font-color="true" fo:font-family="'Ubuntu Mono'" style:font-pitch="fixed" fo:font-size="24pt" style:font-size-asian="24pt" style:font-size-complex="24pt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'Andale Mono'" style:font-pitch="fixed" fo:font-size="24pt" style:font-size-asian="24pt" style:font-size-complex="2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Edit <text:span text:style-name="T4">/etc/rc.conf</text:span> (with <text:span text:style-name="T4">sudo</text:span>):</text:p>
                <text:list>
                  <text:list-item>
                    <text:p>Add this line:<text:span text:style-name="T7"> radiusd_enable="YES"</text:span></text:p>
                  </text:list-item>
                </text:list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<text:span text:style-name="T10"> (with sudo):</text:span>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6.512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</text:span><text:span text:style-name="T21">check_radius/</text:span><text:span text:style-name="T13">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2">sudo pkg install base64</text:span></text:p>
                  </text:list-item>
                  <text:list-item>
                    <text:p><text:span text:style-name="T22">dd if=/dev/random bs=16 count=1 | base64</text:span></text:p>
                  </text:list-item>
                  <text:list-item>
                    <text:p><text:span text:style-name="T23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4"> </text:span><text:span text:style-name="T25">client localhost</text:span></text:p>
                  </text:list-item>
                  <text:list-item>
                    <text:p>Find the line<text:span text:style-name="T26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1">~/check_radius/check_radius_adv -r localhost -u afnog -p afnog -s </text:span><text:span text:style-name="T4">&lt;your new secret&gt;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2:36:12</dc:date>
    <meta:editing-cycles>649</meta:editing-cycles>
    <meta:editing-duration>P11DT4H22M12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